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az</meta:initial-creator>
    <meta:creation-date>2013-11-10T20:34:56</meta:creation-date>
    <dc:date>2013-11-10T20:38:14</dc:date>
    <dc:creator>David Paz</dc:creator>
    <meta:editing-duration>P0D</meta:editing-duration>
    <meta:editing-cycles>1</meta:editing-cycles>
    <meta:document-statistic meta:table-count="3" meta:cell-count="10" meta:object-count="0"/>
    <meta:generator>LibreOffice/3.5$Linux_X86_64 LibreOffice_project/350m1$Build-2</meta:generator>
  </office:meta>
</office:document-meta>
</file>